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99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111111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Triangle_20_unfilled" draw:marker-end-width="0.3cm" draw:fill="none" draw:textarea-vertical-align="middle"/>
    </style:style>
    <style:style style:name="gr7" style:family="graphic" style:parent-style-name="objectwithoutfill">
      <style:graphic-properties draw:marker-end="Diamond" draw:marker-end-width="0.3cm" draw:fill="none" draw:textarea-vertical-align="middle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objectwithoutfill">
      <style:graphic-properties draw:marker-end="Arrow_20_concav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7cm" svg:height="19.3cm" svg:x="4.7cm" svg:y="6.1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8cm" svg:height="27.6cm" svg:x="41.1cm" svg:y="3.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1.2cm" svg:height="9.4cm" svg:x="44.5cm" svg:y="19.6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measurelines" svg:width="3.9cm" svg:height="3.2cm" svg:x="66cm" svg:y="26.4cm">
          <text:p text:style-name="P1">Couch-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2" draw:id="id2" draw:layer="layout" svg:width="4.3cm" svg:height="1.5cm" svg:x="61.7cm" svg:y="18.3cm">
          <text:p text:style-name="P1">&lt;&lt;interface&gt;&gt;</text:p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1cm" svg:height="1.9cm" svg:x="59.7cm" svg:y="22.2cm">
          <text:p text:style-name="P1">MongoDB-DAO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5.1cm" svg:height="1.9cm" svg:x="65.4cm" svg:y="22.1cm">
          <text:p text:style-name="P1">CouchDB-DAO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2.25cm" svg:y1="22.2cm" svg:x2="63.85cm" svg:y2="19.8cm" draw:start-shape="id1" draw:start-glue-point="0" draw:end-shape="id2" draw:end-glue-point="2" svg:d="m62250 22200v-1200h1600v-1200" svg:viewBox="0 0 1601 2401">
          <text:p/>
        </draw:connector>
        <draw:connector draw:style-name="gr6" draw:text-style-name="P1" draw:layer="layout" draw:line-skew="0.05cm" svg:x1="67.95cm" svg:y1="22.1cm" svg:x2="63.85cm" svg:y2="19.8cm" draw:start-shape="id3" draw:start-glue-point="0" draw:end-shape="id2" draw:end-glue-point="2" svg:d="m67950 22100v-1100h-4100v-1200" svg:viewBox="0 0 4101 2301">
          <text:p/>
        </draw:connector>
        <draw:custom-shape draw:style-name="gr5" draw:text-style-name="P1" xml:id="id6" draw:id="id6" draw:layer="layout" svg:width="4.7cm" svg:height="1.9cm" svg:x="54.9cm" svg:y="13.2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8cm" svg:height="2.2cm" svg:x="47.3cm" svg:y="21.2cm">
          <text:p text:style-name="P1">Partie</text:p>
          <text:p text:style-name="P1"><text:span text:style-name="T1">+ Zugriffslogik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6cm" svg:height="3cm" svg:x="46.9cm" svg:y="24.8cm">
          <text:p text:style-name="P1">Figu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9.7cm" svg:y1="23.4cm" svg:x2="48.7cm" svg:y2="24.8cm" draw:start-shape="id4" draw:start-glue-point="2" draw:end-shape="id5" draw:end-glue-point="0" svg:d="m49700 23400v501l-1000 398v501" svg:viewBox="0 0 1001 1401">
          <text:p/>
        </draw:connector>
        <draw:connector draw:style-name="gr8" draw:text-style-name="P1" draw:layer="layout" svg:x1="57.25cm" svg:y1="15.1cm" svg:x2="50.1cm" svg:y2="19.6cm" draw:start-shape="id6" draw:end-shape="id7" svg:d="m57250 15100v2250h-7150v2250" svg:viewBox="0 0 7151 4501">
          <text:p/>
        </draw:connector>
        <draw:connector draw:style-name="gr9" draw:layer="layout" draw:line-skew="0.7cm" svg:x1="57.25cm" svg:y1="15.1cm" svg:x2="63.85cm" svg:y2="18.3cm" draw:start-shape="id6" draw:start-glue-point="2" draw:end-shape="id2" svg:d="m57250 15100v2300h6600v900" svg:viewBox="0 0 6601 3201">
          <text:p/>
        </draw:connector>
        <draw:custom-shape draw:style-name="gr5" draw:text-style-name="P1" xml:id="id8" draw:id="id8" draw:layer="layout" svg:width="4.6cm" svg:height="3.3cm" svg:x="55cm" svg:y="8cm">
          <text:p text:style-name="P1">Spiellogik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7.25cm" svg:y1="13.2cm" svg:x2="57.3cm" svg:y2="11.3cm" draw:start-shape="id6" draw:end-shape="id8" svg:d="m57250 13200v-950h50v-950" svg:viewBox="0 0 51 1901">
          <text:p/>
        </draw:connector>
        <draw:custom-shape draw:style-name="gr5" draw:text-style-name="P1" xml:id="id9" draw:id="id9" draw:layer="layout" svg:width="3.7cm" svg:height="3.1cm" svg:x="40.2cm" svg:y="13.8cm">
          <text:p text:style-name="P1">REST-AP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43.9cm" svg:y1="15.35cm" svg:x2="54.9cm" svg:y2="14.15cm" draw:start-shape="id9" draw:end-shape="id6" svg:d="m43900 15350 11000-1200" svg:viewBox="0 0 11001 1201">
          <text:p/>
        </draw:connector>
        <draw:custom-shape draw:style-name="gr5" draw:text-style-name="P1" xml:id="id10" draw:id="id10" draw:layer="layout" svg:width="4cm" svg:height="2cm" svg:x="40cm" svg:y="9.6cm">
          <text:p text:style-name="P1">SS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7.25cm" svg:y1="13.2cm" svg:x2="44cm" svg:y2="10.6cm" draw:start-shape="id6" draw:start-glue-point="0" draw:end-shape="id10" draw:end-glue-point="1" svg:d="m57250 13200-13250-2600" svg:viewBox="0 0 13251 2601">
          <text:p/>
        </draw:connector>
        <draw:connector draw:style-name="gr10" draw:text-style-name="P1" draw:layer="layout" svg:x1="67.95cm" svg:y1="24cm" svg:x2="67.95cm" svg:y2="26.4cm" draw:start-shape="id3" draw:end-shape="id11" svg:d="m67950 24000v2400" svg:viewBox="0 0 1 2401">
          <text:p/>
        </draw:connector>
        <draw:custom-shape draw:style-name="gr3" draw:text-style-name="P1" xml:id="id12" draw:id="id12" draw:layer="layout" svg:width="3.9cm" svg:height="3.2cm" svg:x="60.3cm" svg:y="26.3cm">
          <text:p text:style-name="P1">Mongo-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" draw:layer="layout" svg:x1="62.25cm" svg:y1="24.1cm" svg:x2="62.25cm" svg:y2="26.3cm" draw:start-shape="id1" draw:start-glue-point="2" draw:end-shape="id12" draw:end-glue-point="5" svg:d="m62250 24100v2200" svg:viewBox="0 0 1 2201">
          <text:p/>
        </draw:connector>
        <draw:custom-shape draw:style-name="gr5" draw:text-style-name="P1" xml:id="id13" draw:id="id13" draw:layer="layout" svg:width="5.1cm" svg:height="1.9cm" svg:x="70.941cm" svg:y="22.19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3.491cm" svg:y1="22.196cm" svg:x2="63.85cm" svg:y2="19.8cm" draw:start-shape="id13" draw:start-glue-point="0" draw:end-shape="id2" svg:d="m73491 22196v-1198h-9641v-1198" svg:viewBox="0 0 9642 2397">
          <text:p/>
        </draw:connector>
        <draw:custom-shape draw:style-name="gr5" draw:text-style-name="P1" draw:layer="layout" svg:width="2.6cm" svg:height="1.8cm" svg:x="51.3cm" svg:y="25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6cm" svg:height="3.9cm" svg:x="25.7cm" svg:y="8.3cm">
          <text:p text:style-name="P1">Update-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0.3cm" svg:y1="10.25cm" svg:x2="40.2cm" svg:y2="15.35cm" draw:start-shape="id14" draw:end-shape="id9" svg:d="m30300 10250c7425 0 2475 5100 9900 5100" svg:viewBox="0 0 9901 5101">
          <text:p text:style-name="P1">GET</text:p>
          <text:p text:style-name="P1"/>
          <text:p text:style-name="P1"/>
        </draw:connector>
        <draw:custom-shape draw:style-name="gr5" draw:text-style-name="P1" xml:id="id18" draw:id="id18" draw:layer="layout" svg:width="3.7cm" svg:height="2.3cm" svg:x="26.3cm" svg:y="14.3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40cm" svg:y1="10.6cm" svg:x2="30.3cm" svg:y2="10.25cm" draw:start-shape="id10" draw:end-shape="id14" svg:d="m40000 10600c-7275 0-2425-350-9700-350" svg:viewBox="0 0 9701 351">
          <text:p text:style-name="P1">Update!</text:p>
          <text:p text:style-name="P1"/>
          <text:p text:style-name="P1"/>
          <text:p text:style-name="P1"/>
        </draw:connector>
        <draw:custom-shape draw:style-name="gr5" draw:text-style-name="P1" xml:id="id17" draw:id="id17" draw:layer="layout" svg:width="3.7cm" svg:height="2.3cm" svg:x="16.8cm" svg:y="22cm">
          <text:p text:style-name="P1">Spiellogik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5.1cm" svg:height="5.7cm" svg:x="8.9cm" svg:y="9.5cm">
            <text:p text:style-name="P1">Schachbrett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15" draw:id="id15" draw:layer="layout" svg:width="2.6cm" svg:height="1.6cm" svg:x="12.5cm" svg:y="12.9cm">
            <text:p text:style-name="P1">VM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xml:id="id16" draw:id="id16" draw:layer="layout" svg:width="4.2cm" svg:height="3.2cm" svg:x="22.1cm" svg:y="18.4cm">
          <text:p text:style-name="P1">Spielzug-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5.1cm" svg:y1="13.7cm" svg:x2="22.1cm" svg:y2="20cm" draw:start-shape="id15" draw:start-glue-point="1" draw:end-shape="id16" svg:d="m15100 13700 7000 6300" svg:viewBox="0 0 7001 6301">
          <text:p/>
        </draw:connector>
        <draw:connector draw:style-name="gr10" draw:text-style-name="P1" draw:layer="layout" draw:type="lines" svg:x1="25.7cm" svg:y1="10.25cm" svg:x2="15.1cm" svg:y2="13.7cm" draw:start-shape="id14" draw:start-glue-point="3" draw:end-shape="id15" svg:d="m25700 10250h-501l-9598 3450h-501" svg:viewBox="0 0 10601 3451">
          <text:p/>
        </draw:connector>
        <draw:connector draw:style-name="gr12" draw:text-style-name="P1" draw:layer="layout" svg:x1="24.2cm" svg:y1="21.6cm" svg:x2="20.5cm" svg:y2="23.15cm" draw:start-shape="id16" draw:start-glue-point="2" draw:end-shape="id17" svg:d="m24200 21600v1550h-3700" svg:viewBox="0 0 3701 1551">
          <text:p/>
        </draw:connector>
        <draw:connector draw:style-name="gr12" draw:text-style-name="P1" draw:layer="layout" svg:x1="24.2cm" svg:y1="18.4cm" svg:x2="28.15cm" svg:y2="16.6cm" draw:start-shape="id16" draw:end-shape="id18" svg:d="m24200 18400v-900h3950v-900" svg:viewBox="0 0 3951 1801">
          <text:p/>
        </draw:connector>
        <draw:connector draw:style-name="gr11" draw:text-style-name="P1" draw:layer="layout" draw:type="curve" svg:x1="26.3cm" svg:y1="20cm" svg:x2="40.2cm" svg:y2="15.35cm" draw:start-shape="id16" draw:start-glue-point="1" draw:end-shape="id9" svg:d="m26300 20000c10425 0 3475-4650 13900-4650" svg:viewBox="0 0 13901 4651">
          <text:p text:style-name="P1"/>
          <text:p text:style-name="P1"/>
          <text:p text:style-name="P1"/>
          <text:p text:style-name="P1"/>
          <text:p text:style-name="P1"/>
          <text:p text:style-name="P1">POST</text:p>
        </draw:connector>
        <draw:connector draw:style-name="gr12" draw:text-style-name="P1" draw:layer="layout" svg:x1="28cm" svg:y1="12.2cm" svg:x2="28.15cm" svg:y2="14.3cm" draw:start-shape="id14" draw:end-shape="id18" draw:end-glue-point="0" svg:d="m28000 12200v1050h150v1050" svg:viewBox="0 0 15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iamond" svg:viewBox="0 0 3000 6000" svg:d="m1500 0 1500 3000-1500 3000-1500-300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</meta:initial-creator>
    <meta:creation-date>2014-04-08T15:37:29.679690999</meta:creation-date>
    <dc:date>2014-04-08T16:15:35.784061783</dc:date>
    <dc:creator>Manuel </dc:creator>
    <meta:editing-duration>PT22M39S</meta:editing-duration>
    <meta:editing-cycles>4</meta:editing-cycles>
    <meta:generator>LibreOffice/4.1.3.2$Linux_X86_64 LibreOffice_project/410m0$Build-2</meta:generator>
    <meta:document-statistic meta:object-count="42"/>
  </office:meta>
</office:document-meta>
</file>